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AE0000002FD28F21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376cm" svg:height="1.243cm" svg:x="1cm" svg:y="1cm">
          <draw:image xlink:href="Pictures/10000000000001AE0000002FD28F21E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47:20</dc:date>
    <meta:generator>NeoOffice/3.2015.3$Unix OpenOffice.org_project/</meta:generator>
    <meta:editing-duration>PT00H18M15S</meta:editing-duration>
    <meta:editing-cycles>31</meta:editing-cycles>
    <meta:document-statistic meta:object-count="1"/>
  </office:meta>
</office:document-meta>
</file>